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BRN-0390</text:p>
          </table:table-cell>
          <table:table-cell office:value-type="string" calcext:value-type="string">
            <text:p>2024-12-11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7176" calcext:value-type="float">
            <text:p>23.8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90</text:p>
          </table:table-cell>
          <table:table-cell office:value-type="string" calcext:value-type="string">
            <text:p>2021-12-06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1768" calcext:value-type="float">
            <text:p>24.05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90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90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6632" calcext:value-type="float">
            <text:p>24.10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6" meta:object-count="0"/>
    <meta:user-defined meta:name="AppVersion">3.0</meta:user-defined>
  </office:meta>
</office:document-meta>
</file>